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4000005E300000B2D701CAAC8.svm"/>
  <manifest:file-entry manifest:media-type="image/png" manifest:full-path="Pictures/10000000000000800000008030227E9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>
      <script:event-listener script:language="ooo:StarBasic" script:event-name="dom:load" script:macro-name="application:Template.Samples.PrepareForEditing"/>
    </office:event-listeners>
  </office:scripts>
  <office:font-face-decls>
    <style:font-face style:name="StarSymbol" svg:font-family="StarSymbol" style:font-charset="x-symbol"/>
    <style:font-face style:name="Courier New" svg:font-family="'Courier New'" style:font-family-generic="roman" style:font-pitch="fixed"/>
    <style:font-face style:name="Arioso1" svg:font-family="Arioso" style:font-pitch="variable"/>
    <style:font-face style:name="Arioso" svg:font-family="Arioso" style:font-adornments=" Norma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text-indent="0cm" style:auto-text-indent="false"/>
      <style:text-properties style:font-name="Arial" fo:font-style="italic" fo:font-weight="bold"/>
    </style:style>
    <style:style style:name="P2" style:family="paragraph" style:parent-style-name="Frame_20_contents">
      <style:paragraph-properties fo:margin-left="0cm" fo:margin-right="0cm" fo:text-indent="0cm" style:auto-text-indent="false"/>
      <style:text-properties style:font-name="Arial" fo:font-style="italic" style:text-underline-style="none" fo:font-weight="bold"/>
    </style:style>
    <style:style style:name="P3" style:family="paragraph">
      <style:paragraph-properties fo:text-align="center"/>
    </style:style>
    <style:style style:name="P4" style:family="paragraph" style:parent-style-name="Caption">
      <style:text-properties fo:color="#0047ff"/>
    </style:style>
    <style:style style:name="P5" style:family="paragraph" style:parent-style-name="Flavor">
      <style:text-properties style:font-name="Arioso1"/>
    </style:style>
    <style:style style:name="P6" style:family="paragraph" style:parent-style-name="Flavor">
      <style:paragraph-properties>
        <style:tab-stops/>
      </style:paragraph-properties>
      <style:text-properties style:font-name="Arioso1"/>
    </style:style>
    <style:style style:name="P7" style:family="paragraph" style:parent-style-name="Flavor">
      <style:paragraph-properties>
        <style:tab-stops/>
      </style:paragraph-properties>
    </style:style>
    <style:style style:name="P8" style:family="paragraph" style:parent-style-name="Footnote">
      <style:text-properties fo:font-size="8pt"/>
    </style:style>
    <style:style style:name="P9" style:family="paragraph" style:parent-style-name="Frame_20_contents">
      <style:paragraph-properties>
        <style:tab-stops/>
      </style:paragraph-properties>
    </style:style>
    <style:style style:name="P10" style:family="paragraph" style:parent-style-name="Frame_20_contents">
      <style:paragraph-properties fo:break-before="auto" fo:break-after="auto">
        <style:tab-stops/>
      </style:paragraph-properties>
    </style:style>
    <style:style style:name="T1" style:family="text">
      <style:text-properties fo:color="#000080" fo:font-size="54pt"/>
    </style:style>
    <style:style style:name="T2" style:family="text">
      <style:text-properties fo:color="#000080" fo:font-size="46pt"/>
    </style:style>
    <style:style style:name="T3" style:family="text">
      <style:text-properties style:font-name="StarSymbol"/>
    </style:style>
    <style:style style:name="T4" style:family="text">
      <style:text-properties style:font-name="Times New Roman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cm" svg:stroke-color="#000080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ture1" text:anchor-type="page" text:anchor-page-number="1" svg:x="11.271cm" svg:y="0.975cm" svg:width="2.858cm" svg:height="5.433cm" draw:z-index="0">
        <draw:image xlink:href="Pictures/20000074000005E300000B2D701CAAC8.svm" xlink:type="simple" xlink:show="embed" xlink:actuate="onLoad"/>
      </draw:frame>
      <text:p text:style-name="P1"/>
      <text:p text:style-name="Title">'Palermo' - Your friendly Ice Cream Parlor</text:p>
      <text:p text:style-name="P2"><draw:line text:anchor-type="paragraph" draw:z-index="1" draw:style-name="gr1" draw:text-style-name="P3" svg:x1="10.398cm" svg:y1="0.639cm" svg:x2="0cm" svg:y2="0.639cm"><text:p/></draw:line></text:p>
      <text:p text:style-name="P4"><text:span text:style-name="T1"><text:s text:c="2"/></text:span><text:span text:style-name="T2">Ice Cream Menu</text:span></text:p>
      <text:p text:style-name="Flavor"/>
      <text:p text:style-name="P5"><text:s text:c="2"/>Sundaes <text:s/></text:p>
      <text:p text:style-name="Frame_20_contents">Chocolate Sundae<text:tab/><text:span text:style-name="T3">€</text:span><text:span text:style-name="T4"> </text:span>4,50</text:p>
      <text:p text:style-name="Frame_20_contents">Vanilla Sundae<text:tab/><text:span text:style-name="T3">€</text:span><text:span text:style-name="T4"> 4,50</text:span></text:p>
      <text:p text:style-name="Frame_20_contents">Strawberry Sundae<text:tab/><text:span text:style-name="T3">€</text:span><text:span text:style-name="T4"> </text:span>3,00</text:p>
      <text:p text:style-name="Frame_20_contents">Banana Split<text:tab/><text:span text:style-name="T3">€</text:span> 4,00</text:p>
      <text:p text:style-name="Frame_20_contents">Pecan Sundae<text:tab/><text:span text:style-name="T3">€</text:span> 3,50</text:p>
      <text:p text:style-name="Frame_20_contents">Almond Roca Sundae<text:tab/><text:span text:style-name="T3">€</text:span> 4,00</text:p>
      <text:p text:style-name="Frame_20_contents">Caramel Sundae<text:tab/><text:span text:style-name="T3">€</text:span> 4,50</text:p>
      <text:p text:style-name="P6"/>
      <text:p text:style-name="P7"><text:s text:c="2"/>Iced Cocktails <text:s/><text:span text:style-name="T5"><text:note text:id="ftn1" text:note-class="footnote"><text:note-citation>1</text:note-citation><text:note-body><text:p text:style-name="P8">with alcohol</text:p></text:note-body></text:note></text:span></text:p>
      <text:p text:style-name="Frame_20_contents">Long Island Iced Tea<text:tab/><text:span text:style-name="T3">€</text:span> 8,00</text:p>
      <text:p text:style-name="Frame_20_contents">Champagne with Lemon Sherbet<text:tab/><text:span text:style-name="T3">€</text:span> 9,00</text:p>
      <text:p text:style-name="Frame_20_contents">Vodka with Fig Sherbet<text:tab/><text:span text:style-name="T3">€</text:span> 7,00</text:p>
      <text:p text:style-name="P9"><text:tab/></text:p>
      <text:p text:style-name="P7"><text:s text:c="2"/>Other <text:s/></text:p>
      <text:p text:style-name="Frame_20_contents">Iced Coffee<text:tab/><text:span text:style-name="T3">€</text:span> 3,50</text:p>
      <text:p text:style-name="Frame_20_contents">Ice Cream Nuggets<text:tab/><text:span text:style-name="T3">€</text:span> 3,00</text:p>
      <text:p text:style-name="P10"><draw:line text:anchor-type="paragraph" draw:z-index="2" draw:style-name="gr1" draw:text-style-name="P3" svg:x1="14.799cm" svg:y1="1.325cm" svg:x2="4.401cm" svg:y2="1.325cm"><text:p/></draw:lin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roman" style:font-pitch="fixed"/>
    <style:font-face style:name="Arioso1" svg:font-family="Arioso" style:font-pitch="variable"/>
    <style:font-face style:name="Arioso" svg:font-family="Arioso" style:font-adornments=" Norma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center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997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fo:text-align="start" style:justify-single-word="false"/>
      <style:text-properties fo:color="#000080" style:font-name="Arioso" fo:font-size="60pt" fo:font-style="normal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>
      <style:paragraph-properties fo:margin-left="2.701cm" fo:margin-right="0cm" fo:text-align="start" style:justify-single-word="false" fo:text-indent="0cm" style:auto-text-indent="false">
        <style:tab-stops>
          <style:tab-stop style:position="7.999cm" style:leader-style="dotted" style:leader-text="."/>
        </style:tab-stops>
      </style:paragraph-properties>
      <style:text-properties style:font-name="Times New Roman1" fo:font-size="12pt" style:text-underline-style="none"/>
    </style:style>
    <style:style style:name="Footnote" style:family="paragraph" style:parent-style-name="Standard" style:class="extra">
      <style:paragraph-properties fo:margin-left="1.499cm" fo:margin-right="0cm" fo:text-indent="-0.499cm" style:auto-text-indent="false">
        <style:tab-stops/>
      </style:paragraph-properties>
      <style:text-properties fo:font-size="10pt"/>
    </style:style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</style:style>
    <style:style style:name="End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margin-left="1cm" fo:margin-right="0cm" fo:text-align="start" style:justify-single-word="false" fo:text-indent="0cm" style:auto-text-indent="false"/>
      <style:text-properties fo:font-size="12pt" fo:font-style="italic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lavor" style:family="paragraph" style:parent-style-name="Frame_20_contents">
      <style:paragraph-properties fo:margin-left="0cm" fo:margin-right="0cm" fo:text-align="center" style:justify-single-word="false" fo:text-indent="0cm" style:auto-text-indent="false"/>
      <style:text-properties fo:color="#000080" style:font-name="Arioso" fo:font-size="16pt" style:text-underline-style="solid" style:text-underline-width="auto" style:text-underline-color="font-color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0cm" fo:margin-bottom="0cm" fo:margin-left="0cm" fo:margin-right="0cm" fo:background-color="#ffffff" style:writing-mode="lr-tb" style:footnote-max-height="0cm">
        <style:background-image xlink:href="Pictures/10000000000000800000008030227E98.pn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2"/>
    <style:master-page style:name="HTML" style:page-layout-name="pm6"/>
    <style:master-page style:name="Footnote" style:page-layout-name="pm7"/>
    <style:master-page style:name="Endnote" style:page-layout-name="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Ice Cream</dc:title>
    <dc:description>Sample document for a simple menu</dc:description>
    <meta:initial-creator> </meta:initial-creator>
    <meta:creation-date>1998-06-11T11:18:43</meta:creation-date>
    <dc:creator>Tom Verbeek</dc:creator>
    <dc:date>2000-01-31T15:24:14</dc:date>
    <dc:language>en-US</dc:language>
    <meta:editing-cycles>7</meta:editing-cycles>
    <meta:editing-duration>PT11M46S</meta:editing-duration>
    <meta:user-defined meta:name="Info 0"/>
    <meta:user-defined meta:name="Info 1"/>
    <meta:user-defined meta:name="Info 2"/>
    <meta:user-defined meta:name="Info 3"/>
    <meta:document-statistic meta:table-count="0" meta:image-count="1" meta:object-count="0" meta:page-count="1" meta:paragraph-count="24" meta:word-count="59" meta:character-count="396"/>
  </office:meta>
</office:document-meta>
</file>